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6.999cm" table:align="margins"/>
    </style:style>
    <style:style style:name="Tabulka1.A" style:family="table-column">
      <style:table-column-properties style:column-width="8.498cm" style:rel-column-width="32767*"/>
    </style:style>
    <style:style style:name="Tabulka1.B" style:family="table-column">
      <style:table-column-properties style:column-width="8.5cm" style:rel-column-width="32768*"/>
    </style:style>
    <style:style style:name="Tabul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.B1" style:family="table-cell">
      <style:table-cell-properties fo:padding="0.097cm" fo:border="0.002cm solid #000000"/>
    </style:style>
    <style:style style:name="Tabulka2" style:family="table">
      <style:table-properties style:width="16.999cm" table:align="margins"/>
    </style:style>
    <style:style style:name="Tabulka2.A" style:family="table-column">
      <style:table-column-properties style:column-width="8.498cm" style:rel-column-width="32767*"/>
    </style:style>
    <style:style style:name="Tabulka2.B" style:family="table-column">
      <style:table-column-properties style:column-width="8.5cm" style:rel-column-width="32768*"/>
    </style:style>
    <style:style style:name="Tabulk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2.B1" style:family="table-cell">
      <style:table-cell-properties fo:padding="0.097cm" fo:border="0.002cm solid #000000"/>
    </style:style>
    <style:style style:name="Tabulka3" style:family="table">
      <style:table-properties style:width="16.999cm" table:align="margins"/>
    </style:style>
    <style:style style:name="Tabulka3.A" style:family="table-column">
      <style:table-column-properties style:column-width="8.498cm" style:rel-column-width="32767*"/>
    </style:style>
    <style:style style:name="Tabulka3.B" style:family="table-column">
      <style:table-column-properties style:column-width="8.5cm" style:rel-column-width="32768*"/>
    </style:style>
    <style:style style:name="Tabulk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3.B1" style:family="table-cell">
      <style:table-cell-properties fo:padding="0.097cm" fo:border="0.002cm solid #000000"/>
    </style:style>
    <style:style style:name="Tabulka5" style:family="table">
      <style:table-properties style:width="16.999cm" table:align="margins"/>
    </style:style>
    <style:style style:name="Tabulka5.A" style:family="table-column">
      <style:table-column-properties style:column-width="8.5cm" style:rel-column-width="32767*"/>
    </style:style>
    <style:style style:name="Tabulk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5.B1" style:family="table-cell">
      <style:table-cell-properties fo:padding="0.097cm" fo:border="0.002cm solid #000000"/>
    </style:style>
    <style:style style:name="Tabulka5.A2" style:family="table-cell">
      <style:table-cell-properties fo:padding="0.097cm" fo:border-left="0.002cm solid #000000" fo:border-right="none" fo:border-top="none" fo:border-bottom="0.002cm solid #000000"/>
    </style:style>
    <style:style style:name="Tabulk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4" style:family="table">
      <style:table-properties style:width="16.999cm" table:align="margins"/>
    </style:style>
    <style:style style:name="Tabulka4.A" style:family="table-column">
      <style:table-column-properties style:column-width="8.5cm" style:rel-column-width="32767*"/>
    </style:style>
    <style:style style:name="Tabulk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4.B1" style:family="table-cell">
      <style:table-cell-properties fo:padding="0.097cm" fo:border="0.002cm solid #000000"/>
    </style:style>
    <style:style style:name="Tabulka4.A2" style:family="table-cell">
      <style:table-cell-properties fo:padding="0.097cm" fo:border-left="0.002cm solid #000000" fo:border-right="none" fo:border-top="none" fo:border-bottom="0.002cm solid #000000"/>
    </style:style>
    <style:style style:name="Tabulk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6" style:family="table">
      <style:table-properties style:width="16.999cm" table:align="margins"/>
    </style:style>
    <style:style style:name="Tabulka6.A" style:family="table-column">
      <style:table-column-properties style:column-width="8.5cm" style:rel-column-width="32767*"/>
    </style:style>
    <style:style style:name="Tabulk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6.B1" style:family="table-cell">
      <style:table-cell-properties fo:padding="0.097cm" fo:border="0.002cm solid #000000"/>
    </style:style>
    <style:style style:name="Tabulka6.A2" style:family="table-cell">
      <style:table-cell-properties fo:padding="0.097cm" fo:border-left="0.002cm solid #000000" fo:border-right="none" fo:border-top="none" fo:border-bottom="0.002cm solid #000000"/>
    </style:style>
    <style:style style:name="Tabulk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7" style:family="table">
      <style:table-properties style:width="16.999cm" table:align="margins"/>
    </style:style>
    <style:style style:name="Tabulka7.A" style:family="table-column">
      <style:table-column-properties style:column-width="8.5cm" style:rel-column-width="32767*"/>
    </style:style>
    <style:style style:name="Tabulk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7.B1" style:family="table-cell">
      <style:table-cell-properties fo:padding="0.097cm" fo:border="0.002cm solid #000000"/>
    </style:style>
    <style:style style:name="Tabulka7.A2" style:family="table-cell">
      <style:table-cell-properties fo:padding="0.097cm" fo:border-left="0.002cm solid #000000" fo:border-right="none" fo:border-top="none" fo:border-bottom="0.002cm solid #000000"/>
    </style:style>
    <style:style style:name="Tabulk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8" style:family="table">
      <style:table-properties style:width="16.999cm" table:align="margins"/>
    </style:style>
    <style:style style:name="Tabulka8.A" style:family="table-column">
      <style:table-column-properties style:column-width="8.5cm" style:rel-column-width="32767*"/>
    </style:style>
    <style:style style:name="Tabulk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8.B1" style:family="table-cell">
      <style:table-cell-properties fo:padding="0.097cm" fo:border="0.002cm solid #000000"/>
    </style:style>
    <style:style style:name="Tabulka8.A2" style:family="table-cell">
      <style:table-cell-properties fo:padding="0.097cm" fo:border-left="0.002cm solid #000000" fo:border-right="none" fo:border-top="none" fo:border-bottom="0.002cm solid #000000"/>
    </style:style>
    <style:style style:name="Tabulk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9" style:family="table">
      <style:table-properties style:width="16.999cm" table:align="margins"/>
    </style:style>
    <style:style style:name="Tabulka9.A" style:family="table-column">
      <style:table-column-properties style:column-width="8.5cm" style:rel-column-width="32767*"/>
    </style:style>
    <style:style style:name="Tabulk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9.B1" style:family="table-cell">
      <style:table-cell-properties fo:padding="0.097cm" fo:border="0.002cm solid #000000"/>
    </style:style>
    <style:style style:name="Tabulka10" style:family="table">
      <style:table-properties style:width="16.999cm" table:align="margins"/>
    </style:style>
    <style:style style:name="Tabulka10.A" style:family="table-column">
      <style:table-column-properties style:column-width="8.5cm" style:rel-column-width="32767*"/>
    </style:style>
    <style:style style:name="Tabulk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0.B1" style:family="table-cell">
      <style:table-cell-properties fo:padding="0.097cm" fo:border="0.002cm solid #000000"/>
    </style:style>
    <style:style style:name="Tabulka11" style:family="table">
      <style:table-properties style:width="16.999cm" table:align="margins"/>
    </style:style>
    <style:style style:name="Tabulka11.A" style:family="table-column">
      <style:table-column-properties style:column-width="8.5cm" style:rel-column-width="32767*"/>
    </style:style>
    <style:style style:name="Tabulk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1.B1" style:family="table-cell">
      <style:table-cell-properties fo:padding="0.097cm" fo:border="0.002cm solid #000000"/>
    </style:style>
    <style:style style:name="Tabulka12" style:family="table">
      <style:table-properties style:width="16.999cm" table:align="margins"/>
    </style:style>
    <style:style style:name="Tabulka12.A" style:family="table-column">
      <style:table-column-properties style:column-width="8.5cm" style:rel-column-width="32767*"/>
    </style:style>
    <style:style style:name="Tabulk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2.B1" style:family="table-cell">
      <style:table-cell-properties fo:padding="0.097cm" fo:border="0.002cm solid #000000"/>
    </style:style>
    <style:style style:name="Tabulka13" style:family="table">
      <style:table-properties style:width="16.999cm" table:align="margins"/>
    </style:style>
    <style:style style:name="Tabulka13.A" style:family="table-column">
      <style:table-column-properties style:column-width="8.5cm" style:rel-column-width="32767*"/>
    </style:style>
    <style:style style:name="Tabulk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3.B1" style:family="table-cell">
      <style:table-cell-properties fo:padding="0.097cm" fo:border="0.002cm solid #000000"/>
    </style:style>
    <style:style style:name="P1" style:family="paragraph" style:parent-style-name="Heading_20_1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P2" style:family="paragraph" style:parent-style-name="Heading_20_3">
      <style:paragraph-properties fo:break-before="page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Výroba žonglovacích míčků</text:h>
      <text:p text:style-name="Text_20_body">Návody na výrobu žonglérských míčků. Sadu tří pěkných míčků na žonglování je hotová za odpoledne a stojí méně než 100 Kč. </text:p>
      <text:h text:style-name="Heading_20_3" text:outline-level="3">Materiál</text:h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Table_20_Contents"><draw:a xlink:type="simple" xlink:href="http://zongl.info/img/l/levny-tenisak.jpg"><draw:frame draw:style-name="fr1" draw:name="obrázky1" text:anchor-type="as-char" svg:y="-4.362cm" svg:width="5.362cm" svg:height="5.362cm" draw:z-index="0"><draw:image xlink:href="http://zongl.info/img/l/levny-tenisak.s.jpg" xlink:type="simple" xlink:show="embed" xlink:actuate="onLoad"/><svg:title>Tenisový míček</svg:title></draw:frame></draw:a></text:p>
          </table:table-cell>
          <table:table-cell table:style-name="Tabulka1.B1" office:value-type="string">
            <text:p text:style-name="Text_20_body">Základem je tenisový míček.</text:p>
          </table:table-cell>
        </table:table-row>
      </table:table>
      <text:p text:style-name="Text_20_body"/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Table_20_Contents"><draw:a xlink:type="simple" xlink:href="http://zongl.info/img/r/ryze.jpg"><draw:frame draw:style-name="fr2" draw:name="obrázky2" text:anchor-type="as-char" svg:width="5.362cm" svg:height="5.362cm" draw:z-index="1"><draw:image xlink:href="http://zongl.info/img/r/ryze.s.jpg" xlink:type="simple" xlink:show="embed" xlink:actuate="onLoad"/><svg:title>Rýže</svg:title></draw:frame></draw:a></text:p>
          </table:table-cell>
          <table:table-cell table:style-name="Tabulka2.B1" office:value-type="string">
            <text:p text:style-name="Text_20_body">Rýže pro naplnění míčku.</text:p>
          </table:table-cell>
        </table:table-row>
      </table:table>
      <text:p text:style-name="Text_20_body"/>
      <table:table table:name="Tabulka3" table:style-name="Tabulka3">
        <table:table-column table:style-name="Tabulka3.A"/>
        <table:table-column table:style-name="Tabulka3.B"/>
        <table:table-row>
          <table:table-cell table:style-name="Tabulka3.A1" office:value-type="string">
            <text:p text:style-name="Table_20_Contents"><draw:a xlink:type="simple" xlink:href="http://zongl.info/img/b/balonky-na-vyrobu-micku.jpg"><draw:frame draw:style-name="fr2" draw:name="obrázky3" text:anchor-type="as-char" svg:width="5.362cm" svg:height="5.362cm" draw:z-index="2"><draw:image xlink:href="http://zongl.info/img/b/balonky-na-vyrobu-micku.s.jpg" xlink:type="simple" xlink:show="embed" xlink:actuate="onLoad"/><svg:title>Nafukovací balónky</svg:title></draw:frame></draw:a></text:p>
          </table:table-cell>
          <table:table-cell table:style-name="Tabulka3.B1" office:value-type="string">
            <text:p text:style-name="Text_20_body">Nafukovací balónky vytvoří příjemný povrch.</text:p>
          </table:table-cell>
        </table:table-row>
      </table:table>
      <text:p text:style-name="Text_20_body"/>
      <text:h text:style-name="P2" text:outline-level="3">Nářadí</text:h>
      <table:table table:name="Tabulka10" table:style-name="Tabulka10">
        <table:table-column table:style-name="Tabulka10.A" table:number-columns-repeated="2"/>
        <table:table-row>
          <table:table-cell table:style-name="Tabulka10.A1" office:value-type="string">
            <text:p text:style-name="Table_20_Contents"><draw:a xlink:type="simple" xlink:href="http://zongl.info/img/n/nuzky.jpg"><draw:frame draw:style-name="fr2" draw:name="obrázky4" text:anchor-type="as-char" svg:width="5.362cm" svg:height="3.378cm" draw:z-index="14"><draw:image xlink:href="http://zongl.info/img/n/nuzky.s.jpg" xlink:type="simple" xlink:show="embed" xlink:actuate="onLoad"/><svg:title>Nůžky</svg:title></draw:frame></draw:a></text:p>
          </table:table-cell>
          <table:table-cell table:style-name="Tabulka10.B1" office:value-type="string">
            <text:p text:style-name="Text_20_body">Nůžky pro odstřižení náustku z balónku.</text:p>
          </table:table-cell>
        </table:table-row>
      </table:table>
      <text:p text:style-name="Text_20_body"/>
      <text:p text:style-name="Text_20_body"><text:s/></text:p>
      <table:table table:name="Tabulka11" table:style-name="Tabulka11">
        <table:table-column table:style-name="Tabulka11.A" table:number-columns-repeated="2"/>
        <table:table-row>
          <table:table-cell table:style-name="Tabulka11.A1" office:value-type="string">
            <text:p text:style-name="Table_20_Contents"><draw:a xlink:type="simple" xlink:href="http://zongl.info/img/u/ulamovaci-nuz.jpg"><draw:frame draw:style-name="fr2" draw:name="obrázky5" text:anchor-type="as-char" svg:width="5.362cm" svg:height="3.378cm" draw:z-index="15"><draw:image xlink:href="http://zongl.info/img/u/ulamovaci-nuz.s.jpg" xlink:type="simple" xlink:show="embed" xlink:actuate="onLoad"/><svg:title>Ulamovací nůž</svg:title></draw:frame></draw:a></text:p>
          </table:table-cell>
          <table:table-cell table:style-name="Tabulka11.B1" office:value-type="string">
            <text:p text:style-name="Text_20_body">Ulamovacím nůž na proříznutí díry do tenisáku.</text:p>
          </table:table-cell>
        </table:table-row>
      </table:table>
      <text:p text:style-name="Text_20_body"/>
      <text:p text:style-name="Text_20_body"><text:s/></text:p>
      <table:table table:name="Tabulka12" table:style-name="Tabulka12">
        <table:table-column table:style-name="Tabulka12.A" table:number-columns-repeated="2"/>
        <table:table-row>
          <table:table-cell table:style-name="Tabulka12.A1" office:value-type="string">
            <text:p text:style-name="Table_20_Contents"><draw:a xlink:type="simple" xlink:href="http://zongl.info/img/t/trychtyr.jpg"><draw:frame draw:style-name="fr2" draw:name="obrázky6" text:anchor-type="as-char" svg:width="5.362cm" svg:height="4.039cm" draw:z-index="16"><draw:image xlink:href="http://zongl.info/img/t/trychtyr.s.jpg" xlink:type="simple" xlink:show="embed" xlink:actuate="onLoad"/><svg:title>Trychtýř</svg:title></draw:frame></draw:a></text:p>
          </table:table-cell>
          <table:table-cell table:style-name="Tabulka12.B1" office:value-type="string">
            <text:p text:style-name="Text_20_body">Trychtýř (nálevka) k naplnění míčku.</text:p>
          </table:table-cell>
        </table:table-row>
      </table:table>
      <text:p text:style-name="Text_20_body"/>
      <table:table table:name="Tabulka13" table:style-name="Tabulka13">
        <table:table-column table:style-name="Tabulka13.A" table:number-columns-repeated="2"/>
        <table:table-row>
          <table:table-cell table:style-name="Tabulka13.A1" office:value-type="string">
            <text:p text:style-name="Table_20_Contents"><draw:a xlink:type="simple" xlink:href="http://zongl.info/img/l/lepidlo-chemopren.jpg"><draw:frame draw:style-name="fr2" draw:name="obrázky7" text:anchor-type="as-char" svg:width="5.362cm" svg:height="3.378cm" draw:z-index="17"><draw:image xlink:href="http://zongl.info/img/l/lepidlo-chemopren.s.jpg" xlink:type="simple" xlink:show="embed" xlink:actuate="onLoad"/><svg:title>Lepidlo</svg:title></draw:frame></draw:a></text:p>
          </table:table-cell>
          <table:table-cell table:style-name="Tabulka13.B1" office:value-type="string">
            <text:p text:style-name="Text_20_body">Lepidlo pro zalepení díry v tenisovém míčku.</text:p>
          </table:table-cell>
        </table:table-row>
      </table:table>
      <text:p text:style-name="Text_20_body"/>
      <text:h text:style-name="Heading_20_3" text:outline-level="3"><text:soft-page-break/>Výroba míčku</text:h>
      <table:table table:name="Tabulka5" table:style-name="Tabulka5">
        <table:table-column table:style-name="Tabulka5.A" table:number-columns-repeated="2"/>
        <table:table-row>
          <table:table-cell table:style-name="Tabulka5.A1" office:value-type="string">
            <text:p text:style-name="Table_20_Contents"><draw:a xlink:type="simple" xlink:href="http://zongl.info/img/z/zarez.jpg"><draw:frame draw:style-name="fr2" draw:name="obrázky8" text:anchor-type="as-char" svg:width="5.362cm" svg:height="3.378cm" draw:z-index="3"><draw:image xlink:href="http://zongl.info/img/z/zarez.s.jpg" xlink:type="simple" xlink:show="embed" xlink:actuate="onLoad"/><svg:title>Naříznutí míčku</svg:title></draw:frame></draw:a></text:p>
          </table:table-cell>
          <table:table-cell table:style-name="Tabulka5.B1" office:value-type="string">
            <text:p text:style-name="Table_20_Contents"><draw:a xlink:type="simple" xlink:href="http://zongl.info/img/p/plneni-micku.jpg"><draw:frame draw:style-name="fr2" draw:name="obrázky9" text:anchor-type="as-char" svg:width="5.362cm" svg:height="5.362cm" draw:z-index="4"><draw:image xlink:href="http://zongl.info/img/p/plneni-micku.s.jpg" xlink:type="simple" xlink:show="embed" xlink:actuate="onLoad"/><svg:title>Plnění míčku rýží</svg:title></draw:frame></draw:a></text:p>
          </table:table-cell>
        </table:table-row>
        <table:table-row>
          <table:table-cell table:style-name="Tabulka5.A2" office:value-type="string">
            <text:p text:style-name="Text_20_body">Do tenisáku udělejte nožem dva zářezy ve tvaru kříže.</text:p>
          </table:table-cell>
          <table:table-cell table:style-name="Tabulka5.B2" office:value-type="string">
            <text:p text:style-name="Text_20_body">Míček naplňte pomocí trychtýře rýží. </text:p>
          </table:table-cell>
        </table:table-row>
      </table:table>
      <text:p text:style-name="Text_20_body"/>
      <table:table table:name="Tabulka4" table:style-name="Tabulka4">
        <table:table-column table:style-name="Tabulka4.A" table:number-columns-repeated="2"/>
        <table:table-row>
          <table:table-cell table:style-name="Tabulka4.A1" office:value-type="string">
            <text:p text:style-name="Table_20_Contents"><draw:a xlink:type="simple" xlink:href="http://zongl.info/img/p/plneni-micku-2.jpg"><draw:frame draw:style-name="fr2" draw:name="obrázky10" text:anchor-type="as-char" svg:width="5.362cm" svg:height="5.362cm" draw:z-index="5"><draw:image xlink:href="http://zongl.info/img/p/plneni-micku-2.s.jpg" xlink:type="simple" xlink:show="embed" xlink:actuate="onLoad"/><svg:title>Plnění míčku rýží</svg:title></draw:frame></draw:a></text:p>
          </table:table-cell>
          <table:table-cell table:style-name="Tabulka4.B1" office:value-type="string">
            <text:p text:style-name="Table_20_Contents"><draw:a xlink:type="simple" xlink:href="http://zongl.info/img/l/lepeni.jpg"><draw:frame draw:style-name="fr2" draw:name="obrázky11" text:anchor-type="as-char" svg:width="5.362cm" svg:height="3.378cm" draw:z-index="6"><draw:image xlink:href="http://zongl.info/img/l/lepeni.s.jpg" xlink:type="simple" xlink:show="embed" xlink:actuate="onLoad"/><svg:title>Zalepení míčku</svg:title></draw:frame></draw:a></text:p>
          </table:table-cell>
        </table:table-row>
        <table:table-row>
          <table:table-cell table:style-name="Tabulka4.A2" office:value-type="string">
            <text:p text:style-name="Text_20_body">Míček by neměl být úplně napěchovaný. Rýže stačí tři čtvrtiny míčku. </text:p>
          </table:table-cell>
          <table:table-cell table:style-name="Tabulka4.B2" office:value-type="string">
            <text:p text:style-name="Text_20_body">Díru v míčku zalepte lepidlem. </text:p>
          </table:table-cell>
        </table:table-row>
      </table:table>
      <text:p text:style-name="Text_20_body"/>
      <table:table table:name="Tabulka6" table:style-name="Tabulka6">
        <table:table-column table:style-name="Tabulka6.A" table:number-columns-repeated="2"/>
        <table:table-row>
          <table:table-cell table:style-name="Tabulka6.A1" office:value-type="string">
            <text:p text:style-name="Table_20_Contents"><draw:a xlink:type="simple" xlink:href="http://zongl.info/img/z/zalepeny-tenisak.jpg"><draw:frame draw:style-name="fr2" draw:name="obrázky12" text:anchor-type="as-char" svg:width="5.362cm" svg:height="5.362cm" draw:z-index="7"><draw:image xlink:href="http://zongl.info/img/z/zalepeny-tenisak.s.jpg" xlink:type="simple" xlink:show="embed" xlink:actuate="onLoad"/><svg:title>Tenisák zalepený lepidlem</svg:title></draw:frame></draw:a></text:p>
          </table:table-cell>
          <table:table-cell table:style-name="Tabulka6.B1" office:value-type="string">
            <text:p text:style-name="Table_20_Contents"><draw:a xlink:type="simple" xlink:href="http://zongl.info/img/s/strihani-balonku.jpg"><draw:frame draw:style-name="fr2" draw:name="obrázky13" text:anchor-type="as-char" svg:width="5.362cm" svg:height="3.695cm" draw:z-index="8"><draw:image xlink:href="http://zongl.info/img/s/strihani-balonku.s.jpg" xlink:type="simple" xlink:show="embed" xlink:actuate="onLoad"/><svg:title>Stříhání balónku</svg:title></draw:frame></draw:a></text:p>
          </table:table-cell>
        </table:table-row>
        <table:table-row>
          <table:table-cell table:style-name="Tabulka6.A2" office:value-type="string">
            <text:p text:style-name="Text_20_body">Vyčkáme až lepidlo zaschne. </text:p>
          </table:table-cell>
          <table:table-cell table:style-name="Tabulka6.B2" office:value-type="string">
            <text:p text:style-name="Text_20_body">Nůžkama odstřihněte náustek balónku.</text:p>
          </table:table-cell>
        </table:table-row>
      </table:table>
      <text:p text:style-name="Text_20_body"/>
      <text:p text:style-name="Text_20_body"/>
      <text:p text:style-name="Text_20_body"/>
      <text:p text:style-name="Text_20_body"><text:soft-page-break/><text:s/></text:p>
      <table:table table:name="Tabulka7" table:style-name="Tabulka7">
        <table:table-column table:style-name="Tabulka7.A" table:number-columns-repeated="2"/>
        <table:table-row>
          <table:table-cell table:style-name="Tabulka7.A1" office:value-type="string">
            <text:p text:style-name="Table_20_Contents"><draw:a xlink:type="simple" xlink:href="http://zongl.info/img/u/ustrizeny-balonek.jpg"><draw:frame draw:style-name="fr2" draw:name="obrázky14" text:anchor-type="as-char" svg:width="5.362cm" svg:height="5.362cm" draw:z-index="9"><draw:image xlink:href="http://zongl.info/img/u/ustrizeny-balonek.s.jpg" xlink:type="simple" xlink:show="embed" xlink:actuate="onLoad"/><svg:title>Ustřižený balónek</svg:title></draw:frame></draw:a></text:p>
          </table:table-cell>
          <table:table-cell table:style-name="Tabulka7.B1" office:value-type="string">
            <text:p text:style-name="Table_20_Contents"><draw:a xlink:type="simple" xlink:href="http://zongl.info/img/t/tenisak-v-balonku.jpg"><draw:frame draw:style-name="fr2" draw:name="obrázky15" text:anchor-type="as-char" svg:width="5.362cm" svg:height="5.362cm" draw:z-index="10"><draw:image xlink:href="http://zongl.info/img/t/tenisak-v-balonku.s.jpg" xlink:type="simple" xlink:show="embed" xlink:actuate="onLoad"/><svg:title>Tenisák v balónku</svg:title></draw:frame></draw:a></text:p>
          </table:table-cell>
        </table:table-row>
        <table:table-row>
          <table:table-cell table:style-name="Tabulka7.A2" office:value-type="string">
            <text:p text:style-name="Text_20_body">Odstřižený balónek má přibližně kruhový tvar. </text:p>
          </table:table-cell>
          <table:table-cell table:style-name="Tabulka7.B2" office:value-type="string">
            <text:p text:style-name="Text_20_body">Balónek přetáhněte přes tenisák naplněný rýží.</text:p>
          </table:table-cell>
        </table:table-row>
      </table:table>
      <text:p text:style-name="Text_20_body"/>
      <table:table table:name="Tabulka8" table:style-name="Tabulka8">
        <table:table-column table:style-name="Tabulka8.A" table:number-columns-repeated="2"/>
        <table:table-row>
          <table:table-cell table:style-name="Tabulka8.A1" office:value-type="string">
            <text:p text:style-name="Table_20_Contents"><draw:a xlink:type="simple" xlink:href="http://zongl.info/img/t/tenisak-v-balonku-2.jpg"><draw:frame draw:style-name="fr2" draw:name="obrázky16" text:anchor-type="as-char" svg:width="5.362cm" svg:height="5.362cm" draw:z-index="11"><draw:image xlink:href="http://zongl.info/img/t/tenisak-v-balonku-2.s.jpg" xlink:type="simple" xlink:show="embed" xlink:actuate="onLoad"/><svg:title>Tenisák ve dvou balóncích</svg:title></draw:frame></draw:a></text:p>
          </table:table-cell>
          <table:table-cell table:style-name="Tabulka8.B1" office:value-type="string">
            <text:p text:style-name="Table_20_Contents"><draw:a xlink:type="simple" xlink:href="http://zongl.info/img/t/tenisak-v-balonku-3.jpg"><draw:frame draw:style-name="fr2" draw:name="obrázky17" text:anchor-type="as-char" svg:width="5.362cm" svg:height="5.362cm" draw:z-index="12"><draw:image xlink:href="http://zongl.info/img/t/tenisak-v-balonku-3.s.jpg" xlink:type="simple" xlink:show="embed" xlink:actuate="onLoad"/><svg:title>Tři balónky na tenisáku</svg:title></draw:frame></draw:a></text:p>
          </table:table-cell>
        </table:table-row>
        <table:table-row>
          <table:table-cell table:style-name="Tabulka8.A2" office:value-type="string">
            <text:p text:style-name="Text_20_body">Druhý balónek zakryje zbytek tenisového míčku. </text:p>
          </table:table-cell>
          <table:table-cell table:style-name="Tabulka8.B2" office:value-type="string">
            <text:p text:style-name="Text_20_body">Třetí balónek pojistí pevnost. Míček je hotový. </text:p>
          </table:table-cell>
        </table:table-row>
      </table:table>
      <text:p text:style-name="Text_20_body"/>
      <text:p text:style-name="Text_20_body"><text:s/></text:p>
      <table:table table:name="Tabulka9" table:style-name="Tabulka9">
        <table:table-column table:style-name="Tabulka9.A" table:number-columns-repeated="2"/>
        <table:table-row>
          <table:table-cell table:style-name="Tabulka9.A1" office:value-type="string">
            <text:p text:style-name="Table_20_Contents"><draw:a xlink:type="simple" xlink:href="http://zongl.info/img/v/vazeni-micku.jpg"><draw:frame draw:style-name="fr2" draw:name="obrázky18" text:anchor-type="as-char" svg:width="5.362cm" svg:height="5.362cm" draw:z-index="13"><draw:image xlink:href="http://zongl.info/img/v/vazeni-micku.s.jpg" xlink:type="simple" xlink:show="embed" xlink:actuate="onLoad"/><svg:title>Vážení hotového míčku</svg:title></draw:frame></draw:a></text:p>
          </table:table-cell>
          <table:table-cell table:style-name="Tabulka9.B1" office:value-type="string">
            <text:p text:style-name="Text_20_body">Takto vyrobený míček váží přibližně 110g. Průměr je 65mm.</text:p>
          </table:table-cell>
        </table:table-row>
      </table:table>
      <text:p text:style-name="Text_20_body"/>
      <text:p text:style-name="Text_20_body">Další návody a informace o žonglování najdete v žonglérově slabikáři na <text:line-break/>adrese www.zonglovani.inf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20pt" fo:font-weight="normal" style:font-name-asian="DejaVu Sans" style:font-size-asian="14pt" style:font-weight-asian="bold" style:font-name-complex="DejaVu Sans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size="10pt" fo:font-weight="bold" style:font-name-asian="DejaVu Sans" style:font-size-asian="10pt" style:font-weight-asian="bold" style:font-name-complex="DejaVu Sans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6-20T21:05:02</meta:creation-date>
    <dc:date>2010-06-20T21:27:51</dc:date>
    <meta:editing-duration>PT00H22M37S</meta:editing-duration>
    <meta:editing-cycles>3</meta:editing-cycles>
    <meta:generator>OpenOffice.org/3.1$Unix OpenOffice.org_project/310m11$Build-9399</meta:generator>
    <meta:document-statistic meta:table-count="13" meta:image-count="18" meta:object-count="0" meta:page-count="4" meta:paragraph-count="46" meta:word-count="151" meta:character-count="1052"/>
  </office:meta>
</office:document-meta>
</file>